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5-11-2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5-09-0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5-08-15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5-07-14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5-06-09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5-05-08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5-04-1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5-03-26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5-02-2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5-01-17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4-11-19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4-10-07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4-09-26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4-08-29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4-07-2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4-07-1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4-06-13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4-05-3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4-04-09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4-02-1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4-01-11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3-12-28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3-11-15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3-10-11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3-09-25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3-08-02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3-07-11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3-06-29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3-05-05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3-04-13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3-03-14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3-02-14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3-01-11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2-12-20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2-11-29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2-09-27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2-08-30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2-07-2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2-06-23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2-05-13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2-04-0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2-03-17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2-02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2-01-26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1-12-23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1-11-17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1-10-27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1-09-15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1-08-12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1-07-22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1-06-28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1-05-20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1-04-19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1-03-15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1-02-09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1-01-1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0-11-25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0-10-2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0-09-17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0-08-1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0-07-2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0-06-16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0-05-1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0-04-15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0-03-25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0-02-1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20-01-2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9-12-13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9-12-10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9-11-2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9-10-0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9-09-1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9-08-22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9-08-12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9-06-27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9-05-2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9-04-23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9-03-19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9-02-04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9-01-1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8-12-13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8-11-19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8-10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8-09-1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8-08-02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8-07-12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8-06-0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8-04-0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8-03-2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8-02-15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7-11-29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7-08-2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7-07-25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7-06-26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7-05-25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7-04-2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7-03-21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7-01-12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6-12-12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6-11-16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6-10-31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6-09-20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6-08-23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6-07-1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6-06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6-05-17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6-04-2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6-03-24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6-02-11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6-01-28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5-12-1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5-11-17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5-10-22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5-09-24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5-09-0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5-08-03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5-07-07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5-06-03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5-05-12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5-04-23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5-03-18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5-02-03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5-01-06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4-12-16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4-11-1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4-10-24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4-09-03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4-08-06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4-07-1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4-06-10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4-05-2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4-04-1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4-03-3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4-01-13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3-12-0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3-11-13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3-09-1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3-08-27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3-07-09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3-06-20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3-05-10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3-03-25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3-02-26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2-12-10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2-11-1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2-10-15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2-09-17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2-08-20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2-07-23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2-06-13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2-05-21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2-04-18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2-03-2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2-02-10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2-01-25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1-12-06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1-11-22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1-10-12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1-09-0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1-08-11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1-07-1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1-06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1-05-23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1-04-27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1-03-3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10-04-30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9-12-10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9-07-15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8-09-25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8-07-1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8-05-14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8-04-16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8-03-31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8-03-13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8-02-06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8-01-09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7-11-13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7-10-29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7-09-1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7-07-09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7-06-0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7-05-09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7-04-1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7-03-1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7-02-0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7-01-11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6-12-1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6-11-1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6-10-04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6-09-11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6-08-15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6-07-19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6-06-22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6-05-03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6-04-1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6-03-0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6-02-01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6-01-18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5-12-07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5-11-09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5-10-05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5-09-12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5-08-03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5-07-19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5-06-01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5-05-0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5-04-13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5-03-02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5-02-16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5-01-1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4-12-02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4-11-05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4-10-0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4-09-09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4-08-11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4-07-1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4-06-23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4-05-25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4-04-2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4-03-03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4-02-11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4-01-1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3-12-10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3-11-05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3-10-17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3-09-10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3-08-13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2003-02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1983-09-13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1983-01-06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1982-12-0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1982-11-15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1982-10-1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1982-09-1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1982-08-11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1982-07-13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1982-06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1982-05-11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1982-04-2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56066244001</text:p>
          </table:table-cell>
          <table:table-cell office:value-type="string" calcext:value-type="string">
            <text:p>PLAYA 3 WELL, SANTA ISABEL, PR</text:p>
          </table:table-cell>
          <table:table-cell office:value-type="string" calcext:value-type="string">
            <text:p>1981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88" meta:object-count="0"/>
    <meta:user-defined meta:name="AppVersion">3.0</meta:user-defined>
  </office:meta>
</office:document-meta>
</file>